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esamt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3" draw:layer="layout" svg:width="25.199cm" svg:height="17.886cm" svg:x="1.201cm" svg:y="4.714cm" presentation:class="outline" presentation:user-transformed="true">
          <draw:text-box>
            <text:list text:style-name="L2">
              <text:list-item>
                <text:p>Implementierung eines Steuerungssystems für mehrere (2 -10) gleichzeitig fliegende Mikroquadrokopter</text:p>
                <text:list>
                  <text:list-item>
                    <text:p>Tracking und Positionsbestimmung der Quadrokopter mit Hilfe von Kinect-Kameras</text:p>
                  </text:list-item>
                  <text:list-item>
                    <text:p>Flugsteuerung einzelner Roboter und des Schwarms</text:p>
                  </text:list-item>
                  <text:list-item>
                    <text:p>Positionsdarstellung in G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4.2cm" presentation:class="outline" presentation:user-transformed="true">
          <draw:text-box>
            <text:list text:style-name="L2">
              <text:list-item>
                <text:p>Problem: Echtzeitsystem </text:p>
                <text:list>
                  <text:list-item>
                    <text:p>Lösung: </text:p>
                  </text:list-item>
                </text:list>
              </text:list-item>
              <text:list-item>
                <text:p>Problem: drahtlose Kommunikation</text:p>
                <text:list>
                  <text:list-item>
                    <text:p>Lösung: ROS</text:p>
                  </text:list-item>
                </text:list>
              </text:list-item>
              <text:list-item>
                <text:p>Problem: Unterscheidung einzelner Quadrokopter</text:p>
                <text:list>
                  <text:list-item>
                    <text:p>Lösung: </text:p>
                  </text:list-item>
                </text:list>
              </text:list-item>
              <text:list-item>
                <text:p>Problem: Systemaufbau</text:p>
                <text:list>
                  <text:list-item>
                    <text:p>Lösung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</text:p>
                <text:list>
                  <text:list-item>
                    <text:p>Lösung: </text:p>
                  </text:list-item>
                  <text:list-item>
                    <text:p/>
                  </text:list-item>
                </text:list>
              </text:list-item>
              <text:list-item>
                <text:p>Problem: </text:p>
                <text:list>
                  <text:list-item>
                    <text:p>Lösung: <text:s text:c="2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cking und Positionsbestimmung der Quadrokopter mit Hilfe von Kinect-Kameras</text:p>
              </text:list-item>
              <text:list-item>
                <text:p>Flugsteuerung einzelner Roboter</text:p>
              </text:list-item>
              <text:list-item>
                <text:p>Positionsdarstellung in GUI</text:p>
              </text:list-item>
              <text:list-item>
                <text:p>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 </meta:initial-creator>
    <meta:creation-date>2014-04-08T11:38:39</meta:creation-date>
    <dc:date>2014-04-09T22:15:13</dc:date>
    <meta:editing-duration>PT1H55M4S</meta:editing-duration>
    <meta:editing-cycles>23</meta:editing-cycles>
    <meta:generator>LibreOffice/3.5$Linux_x86 LibreOffice_project/350m1$Build-2</meta:generator>
    <meta:document-statistic meta:object-count="40"/>
  </office:meta>
</office:document-meta>
</file>